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e4104d" draw:stroke="none" fo:margin="1.000000000000000pt" style:wrap="biggest" style:wrap-dynamic-threshold="0.000000000000000pt" svg:fill-rule="evenodd"/>
    </style:style>
    <style:style style:name="gr3" style:family="graphic">
      <style:graphic-properties draw:fill="solid" draw:fill-color="#8a85ff" draw:stroke="none" fo:margin="1.000000000000000pt" style:wrap="biggest" style:wrap-dynamic-threshold="0.000000000000000pt" svg:fill-rule="evenodd"/>
    </style:style>
    <style:style style:name="gr4" style:family="graphic">
      <style:graphic-properties draw:fill="solid" draw:fill-color="#f3ef7d" draw:stroke="none" fo:margin="1.000000000000000pt" style:wrap="biggest" style:wrap-dynamic-threshold="0.000000000000000pt" svg:fill-rule="evenodd"/>
    </style:style>
    <style:style style:name="gr5" style:family="graphic">
      <style:graphic-properties draw:fill="solid" draw:fill-color="#0000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g1277"/>
          <draw:layer draw:name="g2039"/>
        </draw:layer-set>
        <draw:g draw:style-name="gr1" draw:id="shape1" svg:y="-0.00000000074pt">
          <draw:rect draw:style-name="gr2" draw:id="shape2" draw:name="rect1644" draw:layer="g2039" svg:width="595.27558400000pt" svg:height="198.42519200000pt" draw:transform="matrix(0.25216423000 0.00000000000 0.00000000000 0.25216423000 0.00000000000pt 49.96426474397pt)"/>
          <draw:rect draw:style-name="gr3" draw:id="shape3" draw:name="rect1645" draw:layer="g2039" svg:width="595.27558400000pt" svg:height="198.14173600000pt" draw:transform="matrix(0.25216423000 0.00000000000 0.00000000000 0.25216423000 0.00000000000pt -0.00000000074pt)"/>
          <draw:g draw:style-name="gr1" draw:id="shape4" draw:name="g1683" svg:y="21.40596048561pt">
            <draw:path draw:style-name="gr4" draw:id="shape5" draw:name="path1677" draw:layer="g2039" svg:width="283.92922285814pt" svg:height="85.79545235576pt" draw:transform="matrix(0.08419713207 0.00000000000 0.00000000000 0.10403081252 17.48775515447pt 21.40596048487pt)" svg:viewBox="0 0 284 86" svg:d="M140.428 85.7955L257.013 85.4362C257.013 85.4362 300.066 43.4427 277.272 15.9292C254.48 -11.5842 165.12 15.0596 164.757 15.0596C164.395 15.0596 164.034 0.290148 141.965 0C119.895 0.290148 119.534 15.0596 119.173 15.0596C118.811 15.0596 29.4491 -11.5842 6.65657 15.9292C-16.136 43.4427 26.9166 85.4362 26.9166 85.4362Z" koffice:nodeTypes="ccccccccc"/>
            <draw:path draw:style-name="gr5" draw:id="shape6" draw:name="path1682" draw:layer="g2039" svg:width="283.92922285814pt" svg:height="85.79545235576pt" draw:transform="matrix(0.08082933098 0.00000000000 0.00000000000 0.10105848824 17.96509335321pt 21.65979521498pt)" svg:viewBox="0 0 284 86" svg:d="M140.428 85.7955L257.013 85.4362C257.013 85.4362 300.066 43.4427 277.272 15.9292C254.48 -11.5842 165.12 15.0596 164.757 15.0596C164.395 15.0596 164.034 0.290148 141.965 0C119.895 0.290148 119.534 15.0596 119.173 15.0596C118.811 15.0596 29.4491 -11.5842 6.65657 15.9292C-16.136 43.4427 26.9166 85.4362 26.9166 85.4362Z" koffice:nodeTypes="ccccccccc"/>
          </draw:g>
          <draw:g draw:style-name="gr1" draw:id="shape7" draw:name="g2020" svg:y="22.63035230445pt">
            <draw:rect draw:style-name="gr4" draw:id="shape8" draw:name="rect2021" draw:layer="g2039" svg:width="0.44210080800pt" svg:height="5.30416872000pt" draw:transform="matrix(-0.25216423000 0.00000000000 0.00000000000 0.25216423000 40.23404356627pt 24.38063431070pt)"/>
            <draw:rect draw:style-name="gr4" draw:id="shape9" draw:name="rect2022" draw:layer="g2039" svg:width="0.44210080800pt" svg:height="10.90740960000pt" draw:transform="matrix(-0.25216423000 0.00000000000 0.00000000000 0.25216423000 39.82758306991pt 23.65480196683pt)"/>
            <draw:rect draw:style-name="gr4" draw:id="shape10" draw:name="rect2023" draw:layer="g2039" svg:width="0.51885280800pt" svg:height="14.34837040000pt" draw:transform="matrix(-0.25216423000 0.00000000000 0.00000000000 0.25216423000 39.44010347946pt 23.27851947686pt)"/>
            <draw:rect draw:style-name="gr4" draw:id="shape11" draw:name="rect2024" draw:layer="g2039" svg:width="0.56221761600pt" svg:height="17.16061440000pt" draw:transform="matrix(-0.25216423000 0.00000000000 0.00000000000 0.25216423000 38.94365061269pt 23.01407323500pt)"/>
            <draw:rect draw:style-name="gr4" draw:id="shape12" draw:name="rect2025" draw:layer="g2039" svg:width="0.56221761600pt" svg:height="19.23300160000pt" draw:transform="matrix(-0.25216423000 0.00000000000 0.00000000000 0.25216423000 38.38234917522pt 22.85923027659pt)"/>
            <draw:rect draw:style-name="gr4" draw:id="shape13" draw:name="rect2026" draw:layer="g2039" svg:width="0.55723600000pt" svg:height="20.95654880000pt" draw:transform="matrix(-0.25216423000 0.00000000000 0.00000000000 0.25216423000 37.80722308601pt 22.67145224896pt)"/>
            <draw:rect draw:style-name="gr4" draw:id="shape14" draw:name="rect2027" draw:layer="g2039" svg:width="0.56222320000pt" svg:height="21.84078960000pt" draw:transform="matrix(-0.25216423000 0.00000000000 0.00000000000 0.25216423000 37.31921469497pt 22.63035230371pt)"/>
            <draw:rect draw:style-name="gr4" draw:id="shape15" draw:name="rect2028" draw:layer="g2039" svg:width="0.56222320000pt" svg:height="22.45483360000pt" draw:transform="matrix(-0.25216423000 0.00000000000 0.00000000000 0.25216423000 36.82813998690pt 22.63035855738pt)"/>
            <draw:rect draw:style-name="gr4" draw:id="shape16" draw:name="rect2029" draw:layer="g2039" svg:width="0.51885199200pt" svg:height="23.42133760000pt" draw:transform="matrix(-0.25216423000 0.00000000000 0.00000000000 0.25216423000 36.21430366241pt 22.64242814608pt)"/>
            <draw:rect draw:style-name="gr4" draw:id="shape17" draw:name="rect2030" draw:layer="g2039" svg:width="0.63897681600pt" svg:height="23.43423280000pt" draw:transform="matrix(-0.25216423000 0.00000000000 0.00000000000 0.25216423000 35.63916950394pt 22.69935896169pt)"/>
            <draw:rect draw:style-name="gr4" draw:id="shape18" draw:name="rect2031" draw:layer="g2039" svg:width="0.63897681600pt" svg:height="23.08883680000pt" draw:transform="matrix(-0.25216423000 0.00000000000 0.00000000000 0.25216423000 35.01012666772pt 22.84452567255pt)"/>
            <draw:rect draw:style-name="gr4" draw:id="shape19" draw:name="rect2032" draw:layer="g2039" svg:width="0.60059361600pt" svg:height="22.35670960000pt" draw:transform="matrix(-0.25216423000 0.00000000000 0.00000000000 0.25216423000 34.39503355671pt 23.07036234308pt)"/>
            <draw:rect draw:style-name="gr4" draw:id="shape20" draw:name="rect2033" draw:layer="g2039" svg:width="0.56221761600pt" svg:height="21.16839760000pt" draw:transform="matrix(-0.25216423000 0.00000000000 0.00000000000 0.25216423000 33.75089919566pt 23.32878286849pt)"/>
            <draw:rect draw:style-name="gr4" draw:id="shape21" draw:name="rect2034" draw:layer="g2039" svg:width="0.56221761600pt" svg:height="19.74841280000pt" draw:transform="matrix(-0.25216423000 0.00000000000 0.00000000000 0.25216423000 33.21862690435pt 23.50297549780pt)"/>
            <draw:rect draw:style-name="gr4" draw:id="shape22" draw:name="rect2035" draw:layer="g2039" svg:width="0.48046717600pt" svg:height="17.81046880000pt" draw:transform="matrix(-0.25216423000 0.00000000000 0.00000000000 0.25216423000 32.65317181768pt 23.83958024878pt)"/>
            <draw:rect draw:style-name="gr4" draw:id="shape23" draw:name="rect2036" draw:layer="g2039" svg:width="0.40371680000pt" svg:height="15.22027600000pt" draw:transform="matrix(-0.25216423000 0.00000000000 0.00000000000 0.25216423000 32.15546821633pt 24.27542695586pt)"/>
            <draw:rect draw:style-name="gr4" draw:id="shape24" draw:name="rect2037" draw:layer="g2039" svg:width="0.48046880000pt" svg:height="12.38022160000pt" draw:transform="matrix(-0.25216423000 0.00000000000 0.00000000000 0.25216423000 31.71029546738pt 24.70123409714pt)"/>
            <draw:rect draw:style-name="gr4" draw:id="shape25" draw:name="rect2038" draw:layer="g2039" svg:width="0.43213682400pt" svg:height="7.90312656000pt" draw:transform="matrix(-0.25216423000 0.00000000000 0.00000000000 0.25216423000 31.27442656985pt 25.35359829174pt)"/>
          </draw:g>
          <draw:g draw:style-name="gr1" draw:id="shape26" draw:name="g2001" svg:y="22.49661246611pt">
            <draw:rect draw:style-name="gr4" draw:id="shape27" draw:name="rect1388" draw:layer="g2039" svg:width="0.44210080800pt" svg:height="5.30416872000pt" draw:transform="matrix(0.25216423000 0.00000000000 0.00000000000 0.25216423000 18.55021145479pt 24.24689447237pt)"/>
            <draw:rect draw:style-name="gr4" draw:id="shape28" draw:name="rect1464" draw:layer="g2039" svg:width="0.44210080800pt" svg:height="10.90740960000pt" draw:transform="matrix(0.25216423000 0.00000000000 0.00000000000 0.25216423000 18.95667195116pt 23.52106212850pt)"/>
            <draw:rect draw:style-name="gr4" draw:id="shape29" draw:name="rect1452" draw:layer="g2039" svg:width="0.51885280800pt" svg:height="14.34837040000pt" draw:transform="matrix(0.25216423000 0.00000000000 0.00000000000 0.25216423000 19.34415154161pt 23.14477963852pt)"/>
            <draw:rect draw:style-name="gr4" draw:id="shape30" draw:name="rect1390" draw:layer="g2039" svg:width="0.56221761600pt" svg:height="17.16061440000pt" draw:transform="matrix(0.25216423000 0.00000000000 0.00000000000 0.25216423000 19.84060440837pt 22.88033339667pt)"/>
            <draw:rect draw:style-name="gr4" draw:id="shape31" draw:name="rect1466" draw:layer="g2039" svg:width="0.56221761600pt" svg:height="19.23300160000pt" draw:transform="matrix(0.25216423000 0.00000000000 0.00000000000 0.25216423000 20.40190584584pt 22.72549043825pt)"/>
            <draw:rect draw:style-name="gr4" draw:id="shape32" draw:name="rect1454" draw:layer="g2039" svg:width="0.55723600000pt" svg:height="20.95654880000pt" draw:transform="matrix(0.25216423000 0.00000000000 0.00000000000 0.25216423000 20.97703193506pt 22.53771241062pt)"/>
            <draw:rect draw:style-name="gr4" draw:id="shape33" draw:name="rect1392" draw:layer="g2039" svg:width="0.56222320000pt" svg:height="21.84078960000pt" draw:transform="matrix(0.25216423000 0.00000000000 0.00000000000 0.25216423000 21.46504032609pt 22.49661246537pt)"/>
            <draw:rect draw:style-name="gr4" draw:id="shape34" draw:name="rect1468" draw:layer="g2039" svg:width="0.56222320000pt" svg:height="22.45483360000pt" draw:transform="matrix(0.25216423000 0.00000000000 0.00000000000 0.25216423000 21.95611503416pt 22.49661871904pt)"/>
            <draw:rect draw:style-name="gr4" draw:id="shape35" draw:name="rect1456" draw:layer="g2039" svg:width="0.51885199200pt" svg:height="23.42133760000pt" draw:transform="matrix(0.25216423000 0.00000000000 0.00000000000 0.25216423000 22.56995135865pt 22.50868830775pt)"/>
            <draw:rect draw:style-name="gr4" draw:id="shape36" draw:name="rect1394" draw:layer="g2039" svg:width="0.63897681600pt" svg:height="23.43423280000pt" draw:transform="matrix(0.25216423000 0.00000000000 0.00000000000 0.25216423000 23.14508551712pt 22.56561912336pt)"/>
            <draw:rect draw:style-name="gr4" draw:id="shape37" draw:name="rect1470" draw:layer="g2039" svg:width="0.63897681600pt" svg:height="23.08883680000pt" draw:transform="matrix(0.25216423000 0.00000000000 0.00000000000 0.25216423000 23.77412835334pt 22.71078583421pt)"/>
            <draw:rect draw:style-name="gr4" draw:id="shape38" draw:name="rect1458" draw:layer="g2039" svg:width="0.60059361600pt" svg:height="22.35670960000pt" draw:transform="matrix(0.25216423000 0.00000000000 0.00000000000 0.25216423000 24.38922146435pt 22.93662250475pt)"/>
            <draw:rect draw:style-name="gr4" draw:id="shape39" draw:name="rect1396" draw:layer="g2039" svg:width="0.56221761600pt" svg:height="21.16839760000pt" draw:transform="matrix(0.25216423000 0.00000000000 0.00000000000 0.25216423000 25.03335582541pt 23.19504303016pt)"/>
            <draw:rect draw:style-name="gr4" draw:id="shape40" draw:name="rect1472" draw:layer="g2039" svg:width="0.56221761600pt" svg:height="19.74841280000pt" draw:transform="matrix(0.25216423000 0.00000000000 0.00000000000 0.25216423000 25.56562811672pt 23.36923565946pt)"/>
            <draw:rect draw:style-name="gr4" draw:id="shape41" draw:name="rect1460" draw:layer="g2039" svg:width="0.48046717600pt" svg:height="17.81046880000pt" draw:transform="matrix(0.25216423000 0.00000000000 0.00000000000 0.25216423000 26.13108320339pt 23.70584041045pt)"/>
            <draw:rect draw:style-name="gr4" draw:id="shape42" draw:name="rect1398" draw:layer="g2039" svg:width="0.40371680000pt" svg:height="15.22027600000pt" draw:transform="matrix(0.25216423000 0.00000000000 0.00000000000 0.25216423000 26.62878680473pt 24.14168711752pt)"/>
            <draw:rect draw:style-name="gr4" draw:id="shape43" draw:name="rect1474" draw:layer="g2039" svg:width="0.48046880000pt" svg:height="12.38022160000pt" draw:transform="matrix(0.25216423000 0.00000000000 0.00000000000 0.25216423000 27.07395955369pt 24.56749425881pt)"/>
            <draw:rect draw:style-name="gr4" draw:id="shape44" draw:name="rect1462" draw:layer="g2039" svg:width="0.43213682400pt" svg:height="7.90312656000pt" draw:transform="matrix(0.25216423000 0.00000000000 0.00000000000 0.25216423000 27.50982845122pt 25.21985845340pt)"/>
          </draw:g>
          <draw:path draw:style-name="gr4" draw:id="shape45" draw:name="path1651" draw:layer="g2039" svg:width="208.12587852082pt" svg:height="196.97164121633pt" draw:transform="matrix(0.01939548409 0.00000000000 0.00000000000 0.02024867924 27.35437219866pt 16.31459890850pt)" svg:viewBox="0 0 208 197" svg:d="M97.7455 92.1435L97.0805 82.1275C97.0805 80.1242 82.4576 68.7729 82.4584 40.062C82.4584 11.3509 95.0863 0 101.733 0C108.38 0 123.002 9.34781 123.667 39.3939C124.331 69.441 109.044 80.7922 109.044 80.7922L107.715 92.8107C107.715 92.8107 118.35 93.4779 119.014 93.4779C119.679 93.4779 133.637 81.4595 169.528 82.7948C205.42 84.1301 207.414 98.8199 208.079 103.494C208.743 108.168 202.761 122.189 166.87 122.189C130.978 122.189 120.344 105.498 119.679 105.498C119.014 105.498 108.38 104.829 108.38 104.829L108.38 113.509C108.38 113.509 122.337 124.192 121.673 159.58C121.008 194.969 107.049 196.972 103.062 196.972C97.7455 196.972 86.446 194.97 85.781 160.249C87.111 124.86 96.4163 114.845 96.4163 114.177C96.4163 113.509 96.4163 105.498 96.4163 105.498L86.446 105.498C86.446 105.498 75.8115 114.177 39.2554 114.845C2.69908 115.512 0.7051 104.829 0.0404141 98.8199C-0.624272 92.8107 6.68704 82.1275 38.5904 81.4595C70.4939 80.7922 85.781 92.1426 85.781 92.1426Z" koffice:nodeTypes="ccccccccccccccccccccccccc"/>
          <draw:g draw:style-name="gr1" draw:id="shape46" draw:name="g1715" svg:y="20.86653311151pt">
            <draw:rect draw:style-name="gr4" draw:id="shape47" draw:name="rect1696" draw:layer="g2039" svg:width="9.32474320000pt" svg:height="9.32473040000pt" draw:transform="matrix(0.08419713207 0.00000000000 0.00000000000 0.08954402240 26.79699938117pt 21.92084871486pt)" svg:rx="4.66237144000pt" svg:ry="4.66236520000pt"/>
            <draw:rect draw:style-name="gr4" draw:id="shape48" draw:name="rect1697" draw:layer="g2039" svg:width="9.32474320000pt" svg:height="9.32473040000pt" draw:transform="matrix(0.08419713207 0.00000000000 0.00000000000 0.08954402240 26.00391426251pt 21.75215780559pt)" svg:rx="4.66237144000pt" svg:ry="4.66236520000pt"/>
            <draw:rect draw:style-name="gr4" draw:id="shape49" draw:name="rect1698" draw:layer="g2039" svg:width="9.32474320000pt" svg:height="9.32473040000pt" draw:transform="matrix(0.08419713207 0.00000000000 0.00000000000 0.08954402240 25.17117229466pt 21.49912079696pt)" svg:rx="4.66237144000pt" svg:ry="4.66236520000pt"/>
            <draw:rect draw:style-name="gr4" draw:id="shape50" draw:name="rect1699" draw:layer="g2039" svg:width="9.32474320000pt" svg:height="9.32473040000pt" draw:transform="matrix(0.08419713207 0.00000000000 0.00000000000 0.08954402240 24.33843100038pt 21.28826009741pt)" svg:rx="4.66237144000pt" svg:ry="4.66236520000pt"/>
            <draw:rect draw:style-name="gr4" draw:id="shape51" draw:name="rect1700" draw:layer="g2039" svg:width="9.32474320000pt" svg:height="9.32473040000pt" draw:transform="matrix(0.08419713207 0.00000000000 0.00000000000 0.08954402240 23.46603555120pt 21.11956983285pt)" svg:rx="4.66237144000pt" svg:ry="4.66236520000pt"/>
            <draw:rect draw:style-name="gr4" draw:id="shape52" draw:name="rect1701" draw:layer="g2039" svg:width="9.32474320000pt" svg:height="9.32473040000pt" draw:transform="matrix(0.08419713207 0.00000000000 0.00000000000 0.08954402240 22.59363942845pt 20.99305007492pt)" svg:rx="4.66237144000pt" svg:ry="4.66236520000pt"/>
            <draw:rect draw:style-name="gr4" draw:id="shape53" draw:name="rect1702" draw:layer="g2039" svg:width="9.32474320000pt" svg:height="9.32473040000pt" draw:transform="matrix(0.08419713207 0.00000000000 0.00000000000 0.08954402240 21.76089880775pt 20.90870633953pt)" svg:rx="4.66237144000pt" svg:ry="4.66236520000pt"/>
            <draw:rect draw:style-name="gr4" draw:id="shape54" draw:name="rect1703" draw:layer="g2039" svg:width="9.32474320000pt" svg:height="9.32473040000pt" draw:transform="matrix(0.08419713207 0.00000000000 0.00000000000 0.08954402240 20.88850335857pt 20.86653311077pt)" svg:rx="4.66237144000pt" svg:ry="4.66236520000pt"/>
            <draw:rect draw:style-name="gr4" draw:id="shape55" draw:name="rect1704" draw:layer="g2039" svg:width="9.32474320000pt" svg:height="9.32473040000pt" draw:transform="matrix(0.08419713207 0.00000000000 0.00000000000 0.08954402240 20.05576354616pt 20.99305007492pt)" svg:rx="4.66237144000pt" svg:ry="4.66236520000pt"/>
            <draw:rect draw:style-name="gr4" draw:id="shape56" draw:name="rect1705" draw:layer="g2039" svg:width="9.32474320000pt" svg:height="9.32473040000pt" draw:transform="matrix(0.08419713207 0.00000000000 0.00000000000 0.08954402240 19.18336789491pt 21.11956983285pt)" svg:rx="4.66237144000pt" svg:ry="4.66236520000pt"/>
            <draw:rect draw:style-name="gr4" draw:id="shape57" draw:name="rect1706" draw:layer="g2039" svg:width="9.32474320000pt" svg:height="9.32473040000pt" draw:transform="matrix(0.08419713207 0.00000000000 0.00000000000 0.08954402240 18.39028014931pt 21.41477706157pt)" svg:rx="4.66237144000pt" svg:ry="4.66236520000pt"/>
            <draw:rect draw:style-name="gr4" draw:id="shape58" draw:name="rect1707" draw:layer="g2039" svg:width="9.32474320000pt" svg:height="9.32473040000pt" draw:transform="matrix(0.08419713207 0.00000000000 0.00000000000 0.08954402240 17.63684891612pt 21.96302108400pt)" svg:rx="4.66237144000pt" svg:ry="4.66236520000pt"/>
            <draw:rect draw:style-name="gr4" draw:id="shape59" draw:name="rect1708" draw:layer="g2039" svg:width="9.32474320000pt" svg:height="9.32473040000pt" draw:transform="matrix(0.08419713207 0.00000000000 0.00000000000 0.08954402240 17.12134086101pt 22.72212444492pt)" svg:rx="4.66237144000pt" svg:ry="4.66236520000pt"/>
            <draw:rect draw:style-name="gr4" draw:id="shape60" draw:name="rect1709" draw:layer="g2039" svg:width="9.32474320000pt" svg:height="9.32473040000pt" draw:transform="matrix(0.08419713207 0.00000000000 0.00000000000 0.08954402240 16.80410822806pt 23.52340375674pt)" svg:rx="4.66237144000pt" svg:ry="4.66236520000pt"/>
            <draw:rect draw:style-name="gr4" draw:id="shape61" draw:name="rect1710" draw:layer="g2039" svg:width="9.32474320000pt" svg:height="9.32473040000pt" draw:transform="matrix(0.08419713207 0.00000000000 0.00000000000 0.08954402240 16.68514381000pt 24.40902852319pt)" svg:rx="4.66237144000pt" svg:ry="4.66236520000pt"/>
            <draw:rect draw:style-name="gr4" draw:id="shape62" draw:name="rect1711" draw:layer="g2039" svg:width="9.32474320000pt" svg:height="9.32473040000pt" draw:transform="matrix(0.08419713207 0.00000000000 0.00000000000 0.08954402240 16.72479830169pt 25.33682350973pt)" svg:rx="4.66237144000pt" svg:ry="4.66236520000pt"/>
            <draw:rect draw:style-name="gr4" draw:id="shape63" draw:name="rect1712" draw:layer="g2039" svg:width="9.32474320000pt" svg:height="9.32473040000pt" draw:transform="matrix(0.08419713207 0.00000000000 0.00000000000 0.08954402240 16.92307062539pt 26.22244970889pt)" svg:rx="4.66237144000pt" svg:ry="4.66236520000pt"/>
            <draw:rect draw:style-name="gr4" draw:id="shape64" draw:name="rect1713" draw:layer="g2039" svg:width="9.32474320000pt" svg:height="9.32473040000pt" draw:transform="matrix(0.08419713207 0.00000000000 0.00000000000 0.08954402240 17.24030527907pt 27.10807232629pt)" svg:rx="4.66237144000pt" svg:ry="4.66236520000pt"/>
            <draw:rect draw:style-name="gr4" draw:id="shape65" draw:name="rect1714" draw:layer="g2039" svg:width="9.32474320000pt" svg:height="9.32473040000pt" draw:transform="matrix(0.08419713207 0.00000000000 0.00000000000 0.08954402240 17.59719341407pt 27.86717640356pt)" svg:rx="4.66237144000pt" svg:ry="4.66236520000pt"/>
          </draw:g>
          <draw:g draw:style-name="gr1" draw:id="shape66" draw:name="g1735" svg:y="20.86653311151pt">
            <draw:rect draw:style-name="gr4" draw:id="shape67" draw:name="rect1736" draw:layer="g2039" svg:width="9.32474320000pt" svg:height="9.32473040000pt" draw:transform="matrix(-0.08419713207 0.00000000000 0.00000000000 0.08954402240 32.06305620744pt 21.92084871486pt)" svg:rx="4.66237144000pt" svg:ry="4.66236520000pt"/>
            <draw:rect draw:style-name="gr4" draw:id="shape68" draw:name="rect1737" draw:layer="g2039" svg:width="9.32474320000pt" svg:height="9.32473040000pt" draw:transform="matrix(-0.08419713207 0.00000000000 0.00000000000 0.08954402240 32.85614132609pt 21.75215780559pt)" svg:rx="4.66237144000pt" svg:ry="4.66236520000pt"/>
            <draw:rect draw:style-name="gr4" draw:id="shape69" draw:name="rect1738" draw:layer="g2039" svg:width="9.32474320000pt" svg:height="9.32473040000pt" draw:transform="matrix(-0.08419713207 0.00000000000 0.00000000000 0.08954402240 33.68888329395pt 21.49912079696pt)" svg:rx="4.66237144000pt" svg:ry="4.66236520000pt"/>
            <draw:rect draw:style-name="gr4" draw:id="shape70" draw:name="rect1739" draw:layer="g2039" svg:width="9.32474320000pt" svg:height="9.32473040000pt" draw:transform="matrix(-0.08419713207 0.00000000000 0.00000000000 0.08954402240 34.52162458822pt 21.28826009741pt)" svg:rx="4.66237144000pt" svg:ry="4.66236520000pt"/>
            <draw:rect draw:style-name="gr4" draw:id="shape71" draw:name="rect1740" draw:layer="g2039" svg:width="9.32474320000pt" svg:height="9.32473040000pt" draw:transform="matrix(-0.08419713207 0.00000000000 0.00000000000 0.08954402240 35.39402003740pt 21.11956983285pt)" svg:rx="4.66237144000pt" svg:ry="4.66236520000pt"/>
            <draw:rect draw:style-name="gr4" draw:id="shape72" draw:name="rect1741" draw:layer="g2039" svg:width="9.32474320000pt" svg:height="9.32473040000pt" draw:transform="matrix(-0.08419713207 0.00000000000 0.00000000000 0.08954402240 36.26641616015pt 20.99305007492pt)" svg:rx="4.66237144000pt" svg:ry="4.66236520000pt"/>
            <draw:rect draw:style-name="gr4" draw:id="shape73" draw:name="rect1742" draw:layer="g2039" svg:width="9.32474320000pt" svg:height="9.32473040000pt" draw:transform="matrix(-0.08419713207 0.00000000000 0.00000000000 0.08954402240 37.09915678086pt 20.90870633953pt)" svg:rx="4.66237144000pt" svg:ry="4.66236520000pt"/>
            <draw:rect draw:style-name="gr4" draw:id="shape74" draw:name="rect1743" draw:layer="g2039" svg:width="9.32474320000pt" svg:height="9.32473040000pt" draw:transform="matrix(-0.08419713207 0.00000000000 0.00000000000 0.08954402240 37.97155223003pt 20.86653311077pt)" svg:rx="4.66237144000pt" svg:ry="4.66236520000pt"/>
            <draw:rect draw:style-name="gr4" draw:id="shape75" draw:name="rect1744" draw:layer="g2039" svg:width="9.32474320000pt" svg:height="9.32473040000pt" draw:transform="matrix(-0.08419713207 0.00000000000 0.00000000000 0.08954402240 38.80429204244pt 20.99305007492pt)" svg:rx="4.66237144000pt" svg:ry="4.66236520000pt"/>
            <draw:rect draw:style-name="gr4" draw:id="shape76" draw:name="rect1745" draw:layer="g2039" svg:width="9.32474320000pt" svg:height="9.32473040000pt" draw:transform="matrix(-0.08419713207 0.00000000000 0.00000000000 0.08954402240 39.67668769369pt 21.11956983285pt)" svg:rx="4.66237144000pt" svg:ry="4.66236520000pt"/>
            <draw:rect draw:style-name="gr4" draw:id="shape77" draw:name="rect1746" draw:layer="g2039" svg:width="9.32474320000pt" svg:height="9.32473040000pt" draw:transform="matrix(-0.08419713207 0.00000000000 0.00000000000 0.08954402240 40.46977543929pt 21.41477706157pt)" svg:rx="4.66237144000pt" svg:ry="4.66236520000pt"/>
            <draw:rect draw:style-name="gr4" draw:id="shape78" draw:name="rect1747" draw:layer="g2039" svg:width="9.32474320000pt" svg:height="9.32473040000pt" draw:transform="matrix(-0.08419713207 0.00000000000 0.00000000000 0.08954402240 41.22320667248pt 21.96302108400pt)" svg:rx="4.66237144000pt" svg:ry="4.66236520000pt"/>
            <draw:rect draw:style-name="gr4" draw:id="shape79" draw:name="rect1748" draw:layer="g2039" svg:width="9.32474320000pt" svg:height="9.32473040000pt" draw:transform="matrix(-0.08419713207 0.00000000000 0.00000000000 0.08954402240 41.73871472759pt 22.72212444492pt)" svg:rx="4.66237144000pt" svg:ry="4.66236520000pt"/>
            <draw:rect draw:style-name="gr4" draw:id="shape80" draw:name="rect1749" draw:layer="g2039" svg:width="9.32474320000pt" svg:height="9.32473040000pt" draw:transform="matrix(-0.08419713207 0.00000000000 0.00000000000 0.08954402240 42.05594736054pt 23.52340375674pt)" svg:rx="4.66237144000pt" svg:ry="4.66236520000pt"/>
            <draw:rect draw:style-name="gr4" draw:id="shape81" draw:name="rect1750" draw:layer="g2039" svg:width="9.32474320000pt" svg:height="9.32473040000pt" draw:transform="matrix(-0.08419713207 0.00000000000 0.00000000000 0.08954402240 42.17491177860pt 24.40902852319pt)" svg:rx="4.66237144000pt" svg:ry="4.66236520000pt"/>
            <draw:rect draw:style-name="gr4" draw:id="shape82" draw:name="rect1751" draw:layer="g2039" svg:width="9.32474320000pt" svg:height="9.32473040000pt" draw:transform="matrix(-0.08419713207 0.00000000000 0.00000000000 0.08954402240 42.13525728692pt 25.33682350973pt)" svg:rx="4.66237144000pt" svg:ry="4.66236520000pt"/>
            <draw:rect draw:style-name="gr4" draw:id="shape83" draw:name="rect1752" draw:layer="g2039" svg:width="9.32474320000pt" svg:height="9.32473040000pt" draw:transform="matrix(-0.08419713207 0.00000000000 0.00000000000 0.08954402240 41.93698496321pt 26.22244970889pt)" svg:rx="4.66237144000pt" svg:ry="4.66236520000pt"/>
            <draw:rect draw:style-name="gr4" draw:id="shape84" draw:name="rect1753" draw:layer="g2039" svg:width="9.32474320000pt" svg:height="9.32473040000pt" draw:transform="matrix(-0.08419713207 0.00000000000 0.00000000000 0.08954402240 41.61975030953pt 27.10807232629pt)" svg:rx="4.66237144000pt" svg:ry="4.66236520000pt"/>
            <draw:rect draw:style-name="gr4" draw:id="shape85" draw:name="rect1754" draw:layer="g2039" svg:width="9.32474320000pt" svg:height="9.32473040000pt" draw:transform="matrix(-0.08419713207 0.00000000000 0.00000000000 0.08954402240 41.26286217453pt 27.86717640356pt)" svg:rx="4.66237144000pt" svg:ry="4.66236520000pt"/>
          </draw:g>
          <draw:g draw:style-name="gr1" draw:id="shape86" draw:name="g1945" svg:y="26.39656502943pt">
            <draw:path draw:style-name="gr4" draw:id="shape87" draw:name="path1694" draw:layer="g2039" svg:width="226.25065942731pt" svg:height="61.28032131148pt" draw:transform="matrix(0.11584601241 0.00000000000 0.00000000000 0.14530408992 16.24164012151pt 26.39656502869pt)" svg:viewBox="0 0 226 61" svg:d="M226.251 15.6342L206.947 61.2803C206.947 61.2803 175.029 50.5991 115.183 50.5991C55.3374 50.5991 28.0746 59.9445 28.0746 59.9445L0 15.0922C24.9749 11.3756 32.5875 28.4107 32.5875 28.4107C32.5875 28.4107 34.2875 8.5171 53.903 4.98662C70.4732 2.68856 85.1146 19.8936 85.1146 19.8936C85.1146 19.8936 88.5657 0.531617 113.052 0C137.538 0.531617 140.99 19.8936 140.99 19.8936C140.99 19.8936 155.631 2.68936 172.201 4.98742C191.817 8.5171 193.516 28.4115 193.516 28.4115C193.516 28.4115 201.129 11.3756 226.251 15.6342Z" koffice:nodeTypes="ccccccccccccc"/>
            <draw:rect draw:style-name="gr5" draw:id="shape88" draw:name="rect1695" draw:layer="g2039" svg:width="82.28562400000pt" svg:height="13.00840880000pt" draw:transform="matrix(0.25216423000 0.00000000000 0.00000000000 0.25216423000 19.56270934035pt 33.37190033877pt)" svg:rx="41.14281040000pt" svg:ry="6.50420440000pt"/>
            <draw:g draw:style-name="gr1" draw:id="shape89" draw:name="g1808" svg:y="0.50063399025pt">
              <draw:rect draw:style-name="gr5" draw:id="shape90" draw:name="rect1800" draw:layer="g2039" svg:width="5.49426648000pt" svg:height="7.44084552000pt" draw:transform="matrix(0.08419713207 0.00000000000 0.00000000000 0.08954402240 29.45513854015pt 26.89719901894pt)" svg:rx="2.74713304000pt" svg:ry="3.72042276000pt"/>
              <draw:rect draw:style-name="gr5" draw:id="shape91" draw:name="rect1801" draw:layer="g2039" svg:width="5.49426648000pt" svg:height="7.44084552000pt" draw:transform="matrix(0.08419713207 0.00000000000 0.00000000000 0.08954402240 30.08603438652pt 27.06588563010pt)" svg:rx="2.74713304000pt" svg:ry="3.72042276000pt"/>
              <draw:rect draw:style-name="gr5" draw:id="shape92" draw:name="rect1802" draw:layer="g2039" svg:width="5.49426648000pt" svg:height="7.44084552000pt" draw:transform="matrix(0.08419713207 0.00000000000 0.00000000000 0.08954402240 28.87681740379pt 26.89719973530pt)" svg:rx="2.74713304000pt" svg:ry="3.72042276000pt"/>
              <draw:rect draw:style-name="gr5" draw:id="shape93" draw:name="rect1803" draw:layer="g2039" svg:width="5.49426648000pt" svg:height="7.44084552000pt" draw:transform="matrix(0.08419713207 0.00000000000 0.00000000000 0.08954402240 27.77275725040pt 27.40327103041pt)" svg:rx="2.74713304000pt" svg:ry="3.72042276000pt"/>
              <draw:rect draw:style-name="gr5" draw:id="shape94" draw:name="rect1804" draw:layer="g2039" svg:width="5.49426648000pt" svg:height="7.44084552000pt" draw:transform="matrix(0.08419713207 0.00000000000 0.00000000000 0.08954402240 28.29849963531pt 27.06588992822pt)" svg:rx="2.74713304000pt" svg:ry="3.72042276000pt"/>
              <draw:rect draw:style-name="gr5" draw:id="shape95" draw:name="rect1805" draw:layer="g2039" svg:width="5.49426648000pt" svg:height="7.44084552000pt" draw:transform="matrix(0.08419713207 0.00000000000 0.00000000000 0.08954402240 27.35216293833pt 27.90934160918pt)" svg:rx="2.74713304000pt" svg:ry="3.72042276000pt"/>
              <draw:rect draw:style-name="gr5" draw:id="shape96" draw:name="rect1806" draw:layer="g2039" svg:width="5.49426648000pt" svg:height="7.44084552000pt" draw:transform="matrix(0.08419713207 0.00000000000 0.00000000000 0.08954402240 30.61177475069pt 27.44544268320pt)" svg:rx="2.74713304000pt" svg:ry="3.72042276000pt"/>
              <draw:rect draw:style-name="gr5" draw:id="shape97" draw:name="rect1807" draw:layer="g2039" svg:width="5.49426648000pt" svg:height="7.44084552000pt" draw:transform="matrix(0.08419713207 0.00000000000 0.00000000000 0.08954402240 31.08494781422pt 27.90934375823pt)" svg:rx="2.74713304000pt" svg:ry="3.72042276000pt"/>
            </draw:g>
            <draw:g draw:style-name="gr1" draw:id="shape98" draw:name="g1818" svg:y="1.34116868492pt">
              <draw:rect draw:style-name="gr5" draw:id="shape99" draw:name="rect1819" draw:layer="g2039" svg:width="5.49426648000pt" svg:height="7.44084552000pt" draw:transform="matrix(0.08317334529 0.01392158872 -0.01309029655 0.08845517726 36.16540259222pt 27.79735723221pt)" svg:rx="2.74713304000pt" svg:ry="3.72042276000pt"/>
              <draw:rect draw:style-name="gr5" draw:id="shape100" draw:name="rect1820" draw:layer="g2039" svg:width="5.49426648000pt" svg:height="7.44084552000pt" draw:transform="matrix(0.08317334529 0.01392158872 -0.01309029655 0.08845517726 36.76396709812pt 28.06830821133pt)" svg:rx="2.74713304000pt" svg:ry="3.72042276000pt"/>
              <draw:rect draw:style-name="gr5" draw:id="shape101" draw:name="rect1821" draw:layer="g2039" svg:width="5.49426648000pt" svg:height="7.44084552000pt" draw:transform="matrix(0.08317334529 0.01392158872 -0.01309029655 0.08845517726 35.59411339030pt 27.70173533597pt)" svg:rx="2.74713304000pt" svg:ry="3.72042276000pt"/>
              <draw:rect draw:style-name="gr5" draw:id="shape102" draw:name="rect1822" draw:layer="g2039" svg:width="5.49426648000pt" svg:height="7.44084552000pt" draw:transform="matrix(0.08317334529 0.01392158872 -0.01309029655 0.08845517726 34.42949619979pt 28.01910185305pt)" svg:rx="2.74713304000pt" svg:ry="3.72042276000pt"/>
              <draw:rect draw:style-name="gr5" draw:id="shape103" draw:name="rect1823" draw:layer="g2039" svg:width="5.49426648000pt" svg:height="7.44084552000pt" draw:transform="matrix(0.08317334529 0.01392158872 -0.01309029655 0.08845517726 34.99816707216pt 27.77275222828pt)" svg:rx="2.74713304000pt" svg:ry="3.72042276000pt"/>
              <draw:rect draw:style-name="gr5" draw:id="shape104" draw:name="rect1824" draw:layer="g2039" svg:width="5.49426648000pt" svg:height="7.44084552000pt" draw:transform="matrix(0.08317334529 0.01392158872 -0.01309029655 0.08845517726 33.94003441941pt 28.44947543498pt)" svg:rx="2.74713304000pt" svg:ry="3.72042276000pt"/>
              <draw:rect draw:style-name="gr5" draw:id="shape105" draw:name="rect1825" draw:layer="g2039" svg:width="5.49426648000pt" svg:height="7.44084552000pt" draw:transform="matrix(0.08317334529 0.01392158872 -0.01309029655 0.08845517726 37.22782793902pt 28.53017852117pt)" svg:rx="2.74713304000pt" svg:ry="3.72042276000pt"/>
              <draw:rect draw:style-name="gr5" draw:id="shape106" draw:name="rect1826" draw:layer="g2039" svg:width="5.49426648000pt" svg:height="7.44084552000pt" draw:transform="matrix(0.08317334529 0.01392158872 -0.01309029655 0.08845517726 37.62743054935pt 29.06667549021pt)" svg:rx="2.74713304000pt" svg:ry="3.72042276000pt"/>
            </draw:g>
            <draw:g draw:style-name="gr1" draw:id="shape107" draw:name="g1827" svg:y="1.18288570761pt">
              <draw:rect draw:style-name="gr5" draw:id="shape108" draw:name="rect1828" draw:layer="g2039" svg:width="5.49426648000pt" svg:height="7.44084552000pt" draw:transform="matrix(0.08281552425 -0.01615419029 0.01518958394 0.08807466143 22.61108288140pt 27.62685896710pt)" svg:rx="2.74713304000pt" svg:ry="3.72042276000pt"/>
              <draw:rect draw:style-name="gr5" draw:id="shape109" draw:name="rect1829" draw:layer="g2039" svg:width="5.49426648000pt" svg:height="7.44084552000pt" draw:transform="matrix(0.08281552425 -0.01615419029 0.01518958394 0.08807466143 23.26024097567pt 27.67173289711pt)" svg:rx="2.74713304000pt" svg:ry="3.72042276000pt"/>
              <draw:rect draw:style-name="gr5" draw:id="shape110" draw:name="rect1830" draw:layer="g2039" svg:width="5.49426648000pt" svg:height="7.44084552000pt" draw:transform="matrix(0.08281552425 -0.01615419029 0.01518958394 0.08807466143 22.04225165536pt 27.73781724777pt)" svg:rx="2.74713304000pt" svg:ry="3.72042276000pt"/>
              <draw:rect draw:style-name="gr5" draw:id="shape111" draw:name="rect1831" draw:layer="g2039" svg:width="5.49426648000pt" svg:height="7.44084552000pt" draw:transform="matrix(0.08281552425 -0.01615419029 0.01518958394 0.08807466143 21.04215443065pt 28.44741089837pt)" svg:rx="2.74713304000pt" svg:ry="3.72042276000pt"/>
              <draw:rect draw:style-name="gr5" draw:id="shape112" draw:name="rect1832" draw:layer="g2039" svg:width="5.49426648000pt" svg:height="7.44084552000pt" draw:transform="matrix(0.08281552425 -0.01615419029 0.01518958394 0.08807466143 21.50203897383pt 28.01469627086pt)" svg:rx="2.74713304000pt" svg:ry="3.72042276000pt"/>
              <draw:rect draw:style-name="gr5" draw:id="shape113" draw:name="rect1833" draw:layer="g2039" svg:width="5.49426648000pt" svg:height="7.44084552000pt" draw:transform="matrix(0.08281552425 -0.01615419029 0.01518958394 0.08807466143 20.71430779613pt 29.02587304470pt)" svg:rx="2.74713304000pt" svg:ry="3.72042276000pt"/>
              <draw:rect draw:style-name="gr5" draw:id="shape114" draw:name="rect1834" draw:layer="g2039" svg:width="5.49426648000pt" svg:height="7.44084552000pt" draw:transform="matrix(0.08281552425 -0.01615419029 0.01518958394 0.08807466143 23.84173960345pt 27.94419230934pt)" svg:rx="2.74713304000pt" svg:ry="3.72042276000pt"/>
              <draw:rect draw:style-name="gr5" draw:id="shape115" draw:name="rect1835" draw:layer="g2039" svg:width="5.49426648000pt" svg:height="7.44084552000pt" draw:transform="matrix(0.08281552425 -0.01615419029 0.01518958394 0.08807466143 24.38584101250pt 28.30969735383pt)" svg:rx="2.74713304000pt" svg:ry="3.72042276000pt"/>
            </draw:g>
            <draw:rect draw:style-name="gr5" draw:id="shape116" draw:name="rect1837" draw:layer="g2039" svg:width="1.83948152000pt" svg:height="2.63593200000pt" draw:transform="matrix(0.24623660545 -0.05435374761 0.04830205826 0.24749490495 16.60526983728pt 28.89569089428pt)" svg:rx="0.91974056000pt" svg:ry="1.31796600000pt"/>
            <draw:rect draw:style-name="gr5" draw:id="shape117" draw:name="rect1838" draw:layer="g2039" svg:width="1.83948152000pt" svg:height="2.63593200000pt" draw:transform="matrix(0.24623660545 -0.05435374761 0.04830205826 0.24749490495 17.25523296282pt 28.92450099802pt)" svg:rx="0.91974056000pt" svg:ry="1.31796600000pt"/>
            <draw:rect draw:style-name="gr5" draw:id="shape118" draw:name="rect1843" draw:layer="g2039" svg:width="1.83948152000pt" svg:height="2.63593200000pt" draw:transform="matrix(0.24623660545 -0.05435374761 0.04830205826 0.24749490495 17.84253297353pt 29.18251018545pt)" svg:rx="0.91974056000pt" svg:ry="1.31796600000pt"/>
            <draw:rect draw:style-name="gr5" draw:id="shape119" draw:name="rect1844" draw:layer="g2039" svg:width="1.83948152000pt" svg:height="2.63593200000pt" draw:transform="matrix(0.24623660545 -0.05435374761 0.04830205826 0.24749490495 18.39447909249pt 29.53446307841pt)" svg:rx="0.91974056000pt" svg:ry="1.31796600000pt"/>
            <draw:g draw:style-name="gr1" draw:id="shape120" draw:name="g1853" svg:y="2.49398722353pt">
              <draw:rect draw:style-name="gr5" draw:id="shape121" draw:name="rect1839" draw:layer="g2039" svg:width="5.49426728000pt" svg:height="7.44084624000pt" draw:transform="matrix(0.07794370368 0.03386449469 -0.03184235023 0.08289351880 41.84726968746pt 28.88777289560pt)" svg:rx="2.74713344000pt" svg:ry="3.72042312000pt"/>
              <draw:rect draw:style-name="gr5" draw:id="shape122" draw:name="rect1840" draw:layer="g2039" svg:width="5.49426728000pt" svg:height="7.44084624000pt" draw:transform="matrix(0.07794370368 0.03386449469 -0.03184235023 0.08289351880 40.64524810370pt 28.91220047338pt)" svg:rx="2.74713344000pt" svg:ry="3.72042312000pt"/>
              <draw:rect draw:style-name="gr5" draw:id="shape123" draw:name="rect1841" draw:layer="g2039" svg:width="5.49426728000pt" svg:height="7.44084624000pt" draw:transform="matrix(0.07794370368 0.03386449469 -0.03184235023 0.08289351880 41.25191751934pt 28.81133306177pt)" svg:rx="2.74713344000pt" svg:ry="3.72042312000pt"/>
              <draw:rect draw:style-name="gr5" draw:id="shape124" draw:name="rect1842" draw:layer="g2039" svg:width="5.49426728000pt" svg:height="7.44084624000pt" draw:transform="matrix(0.07794370368 0.03386449469 -0.03184235023 0.08289351880 40.07592912031pt 29.21151918685pt)" svg:rx="2.74713344000pt" svg:ry="3.72042312000pt"/>
            </draw:g>
            <draw:path draw:style-name="gr5" draw:id="shape125" draw:name="path1858" draw:layer="g2039" svg:width="50.72995841255pt" svg:height="63.22019927606pt" draw:transform="matrix(0.06158859154 0.00000000000 0.00000000000 0.06682402528 27.78730940506pt 28.76405363598pt)" svg:viewBox="0 0 51 63" svg:d="M0 7.54868C26.3037 26.8923 26.7736 63.2202 26.7736 63.2202C26.7736 63.2202 22.5457 25.005 50.73 9.43582C36.1687 13.682 36.6378 12.7384 28.6526 12.2668L26.7736 0C26.7736 0 25.3646 6.13331 22.5465 11.7948C16.4395 13.6819 15.0304 13.6819 0 7.54868Z" koffice:nodeTypes="ccccccc"/>
            <draw:path draw:style-name="gr5" draw:id="shape126" draw:name="path1859" draw:layer="g2039" svg:width="50.72995841255pt" svg:height="63.22019927606pt" draw:transform="matrix(0.05985874492 -0.01541554074 0.01478804771 0.06494691475 21.25793925548pt 29.72140064109pt)" svg:viewBox="0 0 51 63" svg:d="M0 7.54868C26.3037 26.8923 26.7736 63.2202 26.7736 63.2202C26.7736 63.2202 22.5457 25.005 50.73 9.43582C36.1687 13.682 36.6378 12.7384 28.6526 12.2668L26.7736 0C26.7736 0 25.3646 6.13331 22.5465 11.7948C16.4395 13.6819 15.0304 13.6819 0 7.54868Z" koffice:nodeTypes="ccccccc"/>
            <draw:path draw:style-name="gr5" draw:id="shape127" draw:name="path1860" draw:layer="g2039" svg:width="50.72995841255pt" svg:height="63.22019927606pt" draw:transform="matrix(0.05965474406 0.01628519213 -0.01562227254 0.06472551456 34.67416045359pt 28.96434695216pt)" svg:viewBox="0 0 51 63" svg:d="M0 7.54868C26.3037 26.8923 26.7736 63.2202 26.7736 63.2202C26.7736 63.2202 22.5457 25.005 50.73 9.43582C36.1687 13.682 36.6378 12.7384 28.6526 12.2668L26.7736 0C26.7736 0 25.3646 6.13331 22.5465 11.7948C16.4395 13.6819 15.0304 13.6819 0 7.54868Z" koffice:nodeTypes="ccccccc"/>
            <draw:path draw:style-name="gr5" draw:id="shape128" draw:name="path1861" draw:layer="g2039" svg:width="50.72995841255pt" svg:height="63.22019927606pt" draw:transform="matrix(0.03881639642 -0.01530504238 0.01955916137 0.05668071913 17.71292047301pt 30.98554594434pt)" svg:viewBox="0 0 51 63" svg:d="M0 7.54868C26.3037 26.8923 26.7736 63.2202 26.7736 63.2202C26.7736 63.2202 22.5457 25.005 50.73 9.43582C36.1687 13.682 36.6378 12.7384 28.6526 12.2668L26.7736 0C26.7736 0 25.3646 6.13331 22.5465 11.7948C16.4395 13.6819 15.0304 13.6819 0 7.54868Z" koffice:nodeTypes="ccccccc"/>
            <draw:path draw:style-name="gr5" draw:id="shape129" draw:name="path1862" draw:layer="g2039" svg:width="50.72995841255pt" svg:height="63.22019927606pt" draw:transform="matrix(0.03399350335 0.02512828908 -0.03255616724 0.04946302237 39.63795031797pt 30.13868749826pt)" svg:viewBox="0 0 51 63" svg:d="M0 7.54868C26.3037 26.8923 26.7736 63.2202 26.7736 63.2202C26.7736 63.2202 22.5457 25.005 50.73 9.43582C36.1687 13.682 36.6378 12.7384 28.6526 12.2668L26.7736 0C26.7736 0 25.3646 6.13331 22.5465 11.7948C16.4395 13.6819 15.0304 13.6819 0 7.54868Z" koffice:nodeTypes="ccccccc"/>
          </draw:g>
          <draw:g draw:style-name="gr1" draw:id="shape130" draw:name="g1989" svg:y="20.26617607605pt">
            <draw:rect draw:style-name="gr4" draw:id="shape131" draw:name="rect1652" draw:layer="g2039" svg:width="5.37916416000pt" svg:height="5.61578944000pt" draw:transform="matrix(0.25216423000 0.00000000000 0.00000000000 0.25216423000 28.67284417431pt 20.26617607531pt)" svg:rx="2.68958184000pt" svg:ry="2.80789472000pt"/>
            <draw:rect draw:style-name="gr5" draw:id="shape132" draw:name="rect1653" draw:layer="g2039" svg:width="0.56353040000pt" svg:height="5.61578864000pt" draw:transform="matrix(0.25216423000 0.00000000000 0.00000000000 0.25216423000 29.30584498028pt 20.26617607531pt)"/>
            <draw:rect draw:style-name="gr4" draw:id="shape133" draw:name="rect1794" draw:layer="g2039" svg:width="2.48448960000pt" svg:height="2.80950640000pt" draw:transform="matrix(0.25216423000 0.00000000000 0.00000000000 0.25216423000 29.09694608021pt 24.74639691247pt)" svg:rx="1.24224480000pt" svg:ry="1.40475320000pt"/>
            <draw:rect draw:style-name="gr4" draw:id="shape134" draw:name="rect1795" draw:layer="g2039" svg:width="2.32723120000pt" svg:height="2.64226152000pt" draw:transform="matrix(0.25216423000 0.00000000000 0.00000000000 0.25216423000 29.09694809752pt 24.02946172956pt)" svg:rx="1.16361560000pt" svg:ry="1.32113072000pt"/>
            <draw:rect draw:style-name="gr4" draw:id="shape135" draw:name="rect1796" draw:layer="g2039" svg:width="2.32723520000pt" svg:height="2.47501680000pt" draw:transform="matrix(0.25216423000 0.00000000000 0.00000000000 0.25216423000 29.09694608021pt 23.35470252710pt)" svg:rx="1.16361760000pt" svg:ry="1.23750824000pt"/>
            <draw:rect draw:style-name="gr4" draw:id="shape136" draw:name="rect1797" draw:layer="g2039" svg:width="2.01272312000pt" svg:height="1.97328072000pt" draw:transform="matrix(0.25216423000 0.00000000000 0.00000000000 0.25216423000 29.13660243568pt 22.80645714480pt)" svg:rx="1.00636156000pt" svg:ry="0.98664036000pt"/>
            <draw:rect draw:style-name="gr4" draw:id="shape137" draw:name="rect1798" draw:layer="g2039" svg:width="2.01271760000pt" svg:height="2.30778240000pt" draw:transform="matrix(0.25216423000 0.00000000000 0.00000000000 0.25216423000 29.13660243568pt 22.17386383623pt)" svg:rx="1.00635880000pt" svg:ry="1.15389088000pt"/>
            <draw:rect draw:style-name="gr4" draw:id="shape138" draw:name="rect1799" draw:layer="g2039" svg:width="1.69820808000pt" svg:height="1.63880232000pt" draw:transform="matrix(0.25216423000 0.00000000000 0.00000000000 0.25216423000 29.17625677383pt 21.70997646678pt)" svg:rx="0.84910400000pt" svg:ry="0.81940096000pt"/>
            <draw:rect draw:style-name="gr5" draw:id="shape139" draw:name="rect1654" draw:layer="g2039" svg:width="0.58831839200pt" svg:height="5.37917288000pt" draw:transform="matrix(0.00140097151 0.25216044754 -0.25215969104 0.00152693258 30.05473913719pt 20.89593509876pt)"/>
            <draw:rect draw:style-name="gr4" draw:id="shape140" draw:name="rect1756" draw:layer="g2039" svg:width="3.11351280000pt" svg:height="3.31123048000pt" draw:transform="matrix(0.25216423000 0.00000000000 0.00000000000 0.25216423000 29.01763538659pt 25.46333411269pt)" svg:rx="1.55675640000pt" svg:ry="1.65561520000pt"/>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2:52</dc:date>
    <meta:creation-date>2011-05-22T06:11:26</meta:creation-date>
    <dc:creator>Yue Liu</dc:creator>
  </office:meta>
</office:document-meta>
</file>